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nk_1.receiver_i.routed_msg_sub.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7749.4153" calcext:value-type="float">
            <text:p>1442777749.4153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7760.55311" calcext:value-type="float">
            <text:p>1442777760.55311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11.1378180980682" calcext:value-type="float">
            <text:p>11.1378180981</text:p>
          </table:table-cell>
          <table:table-cell table:formula="of:=[.C3]/([.D3]-[.D2])" office:value-type="float" office:value="5892.71609772325" calcext:value-type="float">
            <text:p>5892.7160977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7760.67184" calcext:value-type="float">
            <text:p>1442777760.67184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11.256548166275" calcext:value-type="float">
            <text:p>11.2565481663</text:p>
          </table:table-cell>
          <table:table-cell table:formula="of:=[.C4]/([.D4]-[.D3])" office:value-type="float" office:value="552783.309158818" calcext:value-type="float">
            <text:p>552783.309158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7760.71798" calcext:value-type="float">
            <text:p>1442777760.71798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1.3026807308197" calcext:value-type="float">
            <text:p>11.3026807308</text:p>
          </table:table-cell>
          <table:table-cell table:formula="of:=[.C5]/([.D5]-[.D4])" office:value-type="float" office:value="1422682.66782433" calcext:value-type="float">
            <text:p>1422682.66782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7760.80014" calcext:value-type="float">
            <text:p>1442777760.80014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1.3848421573639" calcext:value-type="float">
            <text:p>11.3848421574</text:p>
          </table:table-cell>
          <table:table-cell table:formula="of:=[.C6]/([.D6]-[.D5])" office:value-type="float" office:value="798817.678326224" calcext:value-type="float">
            <text:p>798817.678326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7760.88273" calcext:value-type="float">
            <text:p>1442777760.88273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1.4674360752106" calcext:value-type="float">
            <text:p>11.4674360752</text:p>
          </table:table-cell>
          <table:table-cell table:formula="of:=[.C7]/([.D7]-[.D6])" office:value-type="float" office:value="794634.783178995" calcext:value-type="float">
            <text:p>794634.783178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7761.00084" calcext:value-type="float">
            <text:p>1442777761.00084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11.5855488777161" calcext:value-type="float">
            <text:p>11.5855488777</text:p>
          </table:table-cell>
          <table:table-cell table:formula="of:=[.C8]/([.D8]-[.D7])" office:value-type="float" office:value="555672.193088024" calcext:value-type="float">
            <text:p>555672.193088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7761.0474" calcext:value-type="float">
            <text:p>1442777761.0474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11.6321084499359" calcext:value-type="float">
            <text:p>11.6321084499</text:p>
          </table:table-cell>
          <table:table-cell table:formula="of:=[.C9]/([.D9]-[.D8])" office:value-type="float" office:value="1409634.94445554" calcext:value-type="float">
            <text:p>1409634.94445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7761.21207" calcext:value-type="float">
            <text:p>1442777761.21207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1.7967734336853" calcext:value-type="float">
            <text:p>11.7967734337</text:p>
          </table:table-cell>
          <table:table-cell table:formula="of:=[.C10]/([.D10]-[.D9])" office:value-type="float" office:value="398578.972320478" calcext:value-type="float">
            <text:p>398578.972320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7761.2484" calcext:value-type="float">
            <text:p>1442777761.2484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11.833108663559" calcext:value-type="float">
            <text:p>11.8331086636</text:p>
          </table:table-cell>
          <table:table-cell table:formula="of:=[.C11]/([.D11]-[.D10])" office:value-type="float" office:value="1806291.03567562" calcext:value-type="float">
            <text:p>1806291.035675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7761.37705" calcext:value-type="float">
            <text:p>1442777761.37705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11.9617595672607" calcext:value-type="float">
            <text:p>11.9617595673</text:p>
          </table:table-cell>
          <table:table-cell table:formula="of:=[.C12]/([.D12]-[.D11])" office:value-type="float" office:value="510155.763477088" calcext:value-type="float">
            <text:p>510155.763477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7761.45562" calcext:value-type="float">
            <text:p>1442777761.45562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12.0403206348419" calcext:value-type="float">
            <text:p>12.0403206348</text:p>
          </table:table-cell>
          <table:table-cell table:formula="of:=[.C13]/([.D13]-[.D12])" office:value-type="float" office:value="835426.528950651" calcext:value-type="float">
            <text:p>835426.528950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7761.53428" calcext:value-type="float">
            <text:p>1442777761.53428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12.1189858913422" calcext:value-type="float">
            <text:p>12.1189858913</text:p>
          </table:table-cell>
          <table:table-cell table:formula="of:=[.C14]/([.D14]-[.D13])" office:value-type="float" office:value="834320.040636953" calcext:value-type="float">
            <text:p>834320.0406369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7761.61247" calcext:value-type="float">
            <text:p>1442777761.61247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12.1971778869629" calcext:value-type="float">
            <text:p>12.197177887</text:p>
          </table:table-cell>
          <table:table-cell table:formula="of:=[.C15]/([.D15]-[.D14])" office:value-type="float" office:value="839369.803507124" calcext:value-type="float">
            <text:p>839369.803507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7761.69124" calcext:value-type="float">
            <text:p>1442777761.69124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2.2759447097778" calcext:value-type="float">
            <text:p>12.2759447098</text:p>
          </table:table-cell>
          <table:table-cell table:formula="of:=[.C16]/([.D16]-[.D15])" office:value-type="float" office:value="833244.222052716" calcext:value-type="float">
            <text:p>833244.2220527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7761.76889" calcext:value-type="float">
            <text:p>1442777761.76889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2.3535900115967" calcext:value-type="float">
            <text:p>12.3535900116</text:p>
          </table:table-cell>
          <table:table-cell table:formula="of:=[.C17]/([.D17]-[.D16])" office:value-type="float" office:value="845279.733126988" calcext:value-type="float">
            <text:p>845279.733126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7761.84751" calcext:value-type="float">
            <text:p>1442777761.84751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2.4322175979614" calcext:value-type="float">
            <text:p>12.432217598</text:p>
          </table:table-cell>
          <table:table-cell table:formula="of:=[.C18]/([.D18]-[.D17])" office:value-type="float" office:value="834719.759748687" calcext:value-type="float">
            <text:p>834719.7597486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7761.92576" calcext:value-type="float">
            <text:p>1442777761.92576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2.5104637145996" calcext:value-type="float">
            <text:p>12.5104637146</text:p>
          </table:table-cell>
          <table:table-cell table:formula="of:=[.C19]/([.D19]-[.D18])" office:value-type="float" office:value="838789.23095299" calcext:value-type="float">
            <text:p>838789.23095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7762.00475" calcext:value-type="float">
            <text:p>1442777762.00475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2.5894560813904" calcext:value-type="float">
            <text:p>12.5894560814</text:p>
          </table:table-cell>
          <table:table-cell table:formula="of:=[.C20]/([.D20]-[.D19])" office:value-type="float" office:value="830865.090722508" calcext:value-type="float">
            <text:p>830865.0907225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7762.16143" calcext:value-type="float">
            <text:p>1442777762.16143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2.7461349964142" calcext:value-type="float">
            <text:p>12.7461349964</text:p>
          </table:table-cell>
          <table:table-cell table:formula="of:=[.C21]/([.D21]-[.D20])" office:value-type="float" office:value="418894.909950256" calcext:value-type="float">
            <text:p>418894.9099502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7762.20586" calcext:value-type="float">
            <text:p>1442777762.20586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2.790566444397" calcext:value-type="float">
            <text:p>12.7905664444</text:p>
          </table:table-cell>
          <table:table-cell table:formula="of:=[.C22]/([.D22]-[.D21])" office:value-type="float" office:value="1477151.94934508" calcext:value-type="float">
            <text:p>1477151.949345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7762.24006" calcext:value-type="float">
            <text:p>1442777762.24006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2.8247640132904" calcext:value-type="float">
            <text:p>12.8247640133</text:p>
          </table:table-cell>
          <table:table-cell table:formula="of:=[.C23]/([.D23]-[.D22])" office:value-type="float" office:value="1919200.75384669" calcext:value-type="float">
            <text:p>1919200.753846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7762.31775" calcext:value-type="float">
            <text:p>1442777762.31775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2.9024577140808" calcext:value-type="float">
            <text:p>12.9024577141</text:p>
          </table:table-cell>
          <table:table-cell table:formula="of:=[.C24]/([.D24]-[.D23])" office:value-type="float" office:value="844753.169591648" calcext:value-type="float">
            <text:p>844753.169591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7762.45833" calcext:value-type="float">
            <text:p>1442777762.45833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3.0430376529694" calcext:value-type="float">
            <text:p>13.043037653</text:p>
          </table:table-cell>
          <table:table-cell table:formula="of:=[.C25]/([.D25]-[.D24])" office:value-type="float" office:value="466866.044464796" calcext:value-type="float">
            <text:p>466866.0444647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7762.51891" calcext:value-type="float">
            <text:p>1442777762.51891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3.103611946106" calcext:value-type="float">
            <text:p>13.1036119461</text:p>
          </table:table-cell>
          <table:table-cell table:formula="of:=[.C26]/([.D26]-[.D25])" office:value-type="float" office:value="1083495.92874321" calcext:value-type="float">
            <text:p>1083495.928743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7762.58751" calcext:value-type="float">
            <text:p>1442777762.58751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3.1722121238709" calcext:value-type="float">
            <text:p>13.1722121239</text:p>
          </table:table-cell>
          <table:table-cell table:formula="of:=[.C27]/([.D27]-[.D26])" office:value-type="float" office:value="956732.214673479" calcext:value-type="float">
            <text:p>956732.2146734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7762.65172" calcext:value-type="float">
            <text:p>1442777762.65172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3.2364227771759" calcext:value-type="float">
            <text:p>13.2364227772</text:p>
          </table:table-cell>
          <table:table-cell table:formula="of:=[.C28]/([.D28]-[.D27])" office:value-type="float" office:value="1022135.6834386" calcext:value-type="float">
            <text:p>1022135.68343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7762.71653" calcext:value-type="float">
            <text:p>1442777762.71653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3.3012318611145" calcext:value-type="float">
            <text:p>13.3012318611</text:p>
          </table:table-cell>
          <table:table-cell table:formula="of:=[.C29]/([.D29]-[.D28])" office:value-type="float" office:value="1012697.54193997" calcext:value-type="float">
            <text:p>1012697.541939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7762.78088" calcext:value-type="float">
            <text:p>1442777762.78088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3.3655893802643" calcext:value-type="float">
            <text:p>13.3655893803</text:p>
          </table:table-cell>
          <table:table-cell table:formula="of:=[.C30]/([.D30]-[.D29])" office:value-type="float" office:value="1019803.13826662" calcext:value-type="float">
            <text:p>1019803.138266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7762.85264" calcext:value-type="float">
            <text:p>1442777762.85264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3.437349319458" calcext:value-type="float">
            <text:p>13.4373493195</text:p>
          </table:table-cell>
          <table:table-cell table:formula="of:=[.C31]/([.D31]-[.D30])" office:value-type="float" office:value="914605.011339511" calcext:value-type="float">
            <text:p>914605.0113395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7762.97376" calcext:value-type="float">
            <text:p>1442777762.97376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3.5584688186646" calcext:value-type="float">
            <text:p>13.5584688187</text:p>
          </table:table-cell>
          <table:table-cell table:formula="of:=[.C32]/([.D32]-[.D31])" office:value-type="float" office:value="541878.066124422" calcext:value-type="float">
            <text:p>541878.066124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7763.03807" calcext:value-type="float">
            <text:p>1442777763.03807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3.6227724552155" calcext:value-type="float">
            <text:p>13.6227724552</text:p>
          </table:table-cell>
          <table:table-cell table:formula="of:=[.C33]/([.D33]-[.D32])" office:value-type="float" office:value="1020657.67226159" calcext:value-type="float">
            <text:p>1020657.67226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7763.10242" calcext:value-type="float">
            <text:p>1442777763.10242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3.687126159668" calcext:value-type="float">
            <text:p>13.6871261597</text:p>
          </table:table-cell>
          <table:table-cell table:formula="of:=[.C34]/([.D34]-[.D33])" office:value-type="float" office:value="1019863.58918046" calcext:value-type="float">
            <text:p>1019863.589180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7763.16703" calcext:value-type="float">
            <text:p>1442777763.16703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3.7517392635345" calcext:value-type="float">
            <text:p>13.7517392635</text:p>
          </table:table-cell>
          <table:table-cell table:formula="of:=[.C35]/([.D35]-[.D34])" office:value-type="float" office:value="1015769.18724609" calcext:value-type="float">
            <text:p>1015769.187246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7763.23154" calcext:value-type="float">
            <text:p>1442777763.23154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3.8162467479706" calcext:value-type="float">
            <text:p>13.816246748</text:p>
          </table:table-cell>
          <table:table-cell table:formula="of:=[.C36]/([.D36]-[.D35])" office:value-type="float" office:value="1017432.32702059" calcext:value-type="float">
            <text:p>1017432.327020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7763.29587" calcext:value-type="float">
            <text:p>1442777763.29587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3.8805730342865" calcext:value-type="float">
            <text:p>13.8805730343</text:p>
          </table:table-cell>
          <table:table-cell table:formula="of:=[.C37]/([.D37]-[.D36])" office:value-type="float" office:value="1020298.29108538" calcext:value-type="float">
            <text:p>1020298.291085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7763.36043" calcext:value-type="float">
            <text:p>1442777763.36043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3.9451367855072" calcext:value-type="float">
            <text:p>13.9451367855</text:p>
          </table:table-cell>
          <table:table-cell table:formula="of:=[.C38]/([.D38]-[.D37])" office:value-type="float" office:value="1016545.64301329" calcext:value-type="float">
            <text:p>1016545.643013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7763.4922" calcext:value-type="float">
            <text:p>1442777763.4922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4.076908826828" calcext:value-type="float">
            <text:p>14.0769088268</text:p>
          </table:table-cell>
          <table:table-cell table:formula="of:=[.C39]/([.D39]-[.D38])" office:value-type="float" office:value="498072.271948934" calcext:value-type="float">
            <text:p>498072.2719489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7763.55875" calcext:value-type="float">
            <text:p>1442777763.55875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4.1434569358826" calcext:value-type="float">
            <text:p>14.1434569359</text:p>
          </table:table-cell>
          <table:table-cell table:formula="of:=[.C40]/([.D40]-[.D39])" office:value-type="float" office:value="986233.883012149" calcext:value-type="float">
            <text:p>986233.8830121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7763.62509" calcext:value-type="float">
            <text:p>1442777763.62509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4.2097988128662" calcext:value-type="float">
            <text:p>14.2097988129</text:p>
          </table:table-cell>
          <table:table-cell table:formula="of:=[.C41]/([.D41]-[.D40])" office:value-type="float" office:value="989299.715113312" calcext:value-type="float">
            <text:p>989299.7151133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7763.69205" calcext:value-type="float">
            <text:p>1442777763.69205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4.2767517566681" calcext:value-type="float">
            <text:p>14.2767517567</text:p>
          </table:table-cell>
          <table:table-cell table:formula="of:=[.C42]/([.D42]-[.D41])" office:value-type="float" office:value="980270.564266917" calcext:value-type="float">
            <text:p>980270.5642669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7763.75855" calcext:value-type="float">
            <text:p>1442777763.75855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4.3432555198669" calcext:value-type="float">
            <text:p>14.3432555199</text:p>
          </table:table-cell>
          <table:table-cell table:formula="of:=[.C43]/([.D43]-[.D42])" office:value-type="float" office:value="986891.520766338" calcext:value-type="float">
            <text:p>986891.5207663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7763.82512" calcext:value-type="float">
            <text:p>1442777763.82512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4.4098210334778" calcext:value-type="float">
            <text:p>14.4098210335</text:p>
          </table:table-cell>
          <table:table-cell table:formula="of:=[.C44]/([.D44]-[.D43])" office:value-type="float" office:value="985976.017306838" calcext:value-type="float">
            <text:p>985976.0173068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7763.89158" calcext:value-type="float">
            <text:p>1442777763.89158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4.4762856960297" calcext:value-type="float">
            <text:p>14.476285696</text:p>
          </table:table-cell>
          <table:table-cell table:formula="of:=[.C45]/([.D45]-[.D44])" office:value-type="float" office:value="987472.101415847" calcext:value-type="float">
            <text:p>987472.1014158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7764.02442" calcext:value-type="float">
            <text:p>1442777764.02442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4.6091277599335" calcext:value-type="float">
            <text:p>14.6091277599</text:p>
          </table:table-cell>
          <table:table-cell table:formula="of:=[.C46]/([.D46]-[.D45])" office:value-type="float" office:value="494060.375691877" calcext:value-type="float">
            <text:p>494060.3756918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7764.09121" calcext:value-type="float">
            <text:p>1442777764.09121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4.6759099960327" calcext:value-type="float">
            <text:p>14.675909996</text:p>
          </table:table-cell>
          <table:table-cell table:formula="of:=[.C47]/([.D47]-[.D46])" office:value-type="float" office:value="982776.31648132" calcext:value-type="float">
            <text:p>982776.316481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7764.15758" calcext:value-type="float">
            <text:p>1442777764.15758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4.7422852516174" calcext:value-type="float">
            <text:p>14.7422852516</text:p>
          </table:table-cell>
          <table:table-cell table:formula="of:=[.C48]/([.D48]-[.D47])" office:value-type="float" office:value="988802.218866515" calcext:value-type="float">
            <text:p>988802.2188665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7764.22433" calcext:value-type="float">
            <text:p>1442777764.22433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4.8090376853943" calcext:value-type="float">
            <text:p>14.8090376854</text:p>
          </table:table-cell>
          <table:table-cell table:formula="of:=[.C49]/([.D49]-[.D48])" office:value-type="float" office:value="983215.087249089" calcext:value-type="float">
            <text:p>983215.0872490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7764.2926" calcext:value-type="float">
            <text:p>1442777764.2926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4.8773052692413" calcext:value-type="float">
            <text:p>14.8773052692</text:p>
          </table:table-cell>
          <table:table-cell table:formula="of:=[.C50]/([.D50]-[.D49])" office:value-type="float" office:value="961393.333431121" calcext:value-type="float">
            <text:p>961393.3334311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7764.35685" calcext:value-type="float">
            <text:p>1442777764.35685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4.9415504932404" calcext:value-type="float">
            <text:p>14.9415504932</text:p>
          </table:table-cell>
          <table:table-cell table:formula="of:=[.C51]/([.D51]-[.D50])" office:value-type="float" office:value="1021585.6668349" calcext:value-type="float">
            <text:p>1021585.6668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7764.49345" calcext:value-type="float">
            <text:p>1442777764.49345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5.0781574249268" calcext:value-type="float">
            <text:p>15.0781574249</text:p>
          </table:table-cell>
          <table:table-cell table:formula="of:=[.C52]/([.D52]-[.D51])" office:value-type="float" office:value="480444.141375393" calcext:value-type="float">
            <text:p>480444.1413753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7764.53376" calcext:value-type="float">
            <text:p>1442777764.53376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5.1184668540955" calcext:value-type="float">
            <text:p>15.1184668541</text:p>
          </table:table-cell>
          <table:table-cell table:formula="of:=[.C53]/([.D53]-[.D52])" office:value-type="float" office:value="1628204.64971905" calcext:value-type="float">
            <text:p>1628204.649719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7764.6233" calcext:value-type="float">
            <text:p>1442777764.6233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5.2080020904541" calcext:value-type="float">
            <text:p>15.2080020905</text:p>
          </table:table-cell>
          <table:table-cell table:formula="of:=[.C54]/([.D54]-[.D53])" office:value-type="float" office:value="733029.840197264" calcext:value-type="float">
            <text:p>733029.8401972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7764.68994" calcext:value-type="float">
            <text:p>1442777764.68994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5.2746479511261" calcext:value-type="float">
            <text:p>15.2746479511</text:p>
          </table:table-cell>
          <table:table-cell table:formula="of:=[.C55]/([.D55]-[.D54])" office:value-type="float" office:value="984787.342202888" calcext:value-type="float">
            <text:p>984787.3422028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7764.73479" calcext:value-type="float">
            <text:p>1442777764.73479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5.3194930553436" calcext:value-type="float">
            <text:p>15.3194930553</text:p>
          </table:table-cell>
          <table:table-cell table:formula="of:=[.C56]/([.D56]-[.D55])" office:value-type="float" office:value="1463526.53528555" calcext:value-type="float">
            <text:p>1463526.535285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7764.82303" calcext:value-type="float">
            <text:p>1442777764.82303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5.4077341556549" calcext:value-type="float">
            <text:p>15.4077341557</text:p>
          </table:table-cell>
          <table:table-cell table:formula="of:=[.C57]/([.D57]-[.D56])" office:value-type="float" office:value="743780.389959742" calcext:value-type="float">
            <text:p>743780.3899597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7764.89095" calcext:value-type="float">
            <text:p>1442777764.89095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5.4756498336792" calcext:value-type="float">
            <text:p>15.4756498337</text:p>
          </table:table-cell>
          <table:table-cell table:formula="of:=[.C58]/([.D58]-[.D57])" office:value-type="float" office:value="966374.803422044" calcext:value-type="float">
            <text:p>966374.8034220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7765.02222" calcext:value-type="float">
            <text:p>1442777765.02222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5.6069293022156" calcext:value-type="float">
            <text:p>15.6069293022</text:p>
          </table:table-cell>
          <table:table-cell table:formula="of:=[.C59]/([.D59]-[.D58])" office:value-type="float" office:value="499941.085469992" calcext:value-type="float">
            <text:p>499941.0854699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7765.06158" calcext:value-type="float">
            <text:p>1442777765.06158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5.6462879180908" calcext:value-type="float">
            <text:p>15.6462879181</text:p>
          </table:table-cell>
          <table:table-cell table:formula="of:=[.C60]/([.D60]-[.D59])" office:value-type="float" office:value="1667538.31506766" calcext:value-type="float">
            <text:p>1667538.315067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7765.13665" calcext:value-type="float">
            <text:p>1442777765.13665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5.7213525772095" calcext:value-type="float">
            <text:p>15.7213525772</text:p>
          </table:table-cell>
          <table:table-cell table:formula="of:=[.C61]/([.D61]-[.D60])" office:value-type="float" office:value="874339.54634041" calcext:value-type="float">
            <text:p>874339.546340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7765.2222" calcext:value-type="float">
            <text:p>1442777765.2222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5.8069062232971" calcext:value-type="float">
            <text:p>15.8069062233</text:p>
          </table:table-cell>
          <table:table-cell table:formula="of:=[.C62]/([.D62]-[.D61])" office:value-type="float" office:value="767144.394205742" calcext:value-type="float">
            <text:p>767144.3942057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7765.26266" calcext:value-type="float">
            <text:p>1442777765.26266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5.8473618030548" calcext:value-type="float">
            <text:p>15.8473618031</text:p>
          </table:table-cell>
          <table:table-cell table:formula="of:=[.C63]/([.D63]-[.D62])" office:value-type="float" office:value="1622322.56695132" calcext:value-type="float">
            <text:p>1622322.566951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7765.3377" calcext:value-type="float">
            <text:p>1442777765.3377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5.9224014282227" calcext:value-type="float">
            <text:p>15.9224014282</text:p>
          </table:table-cell>
          <table:table-cell table:formula="of:=[.C64]/([.D64]-[.D63])" office:value-type="float" office:value="874631.234540365" calcext:value-type="float">
            <text:p>874631.2345403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7765.39296" calcext:value-type="float">
            <text:p>1442777765.39296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5.977662563324" calcext:value-type="float">
            <text:p>15.9776625633</text:p>
          </table:table-cell>
          <table:table-cell table:formula="of:=[.C65]/([.D65]-[.D64])" office:value-type="float" office:value="1187670.13887187" calcext:value-type="float">
            <text:p>1187670.13887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7765.46374" calcext:value-type="float">
            <text:p>1442777765.46374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6.0484473705292" calcext:value-type="float">
            <text:p>16.0484473705</text:p>
          </table:table-cell>
          <table:table-cell table:formula="of:=[.C66]/([.D66]-[.D65])" office:value-type="float" office:value="927204.616235479" calcext:value-type="float">
            <text:p>927204.6162354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7765.5383" calcext:value-type="float">
            <text:p>1442777765.5383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6.1230070590973" calcext:value-type="float">
            <text:p>16.1230070591</text:p>
          </table:table-cell>
          <table:table-cell table:formula="of:=[.C67]/([.D67]-[.D66])" office:value-type="float" office:value="880261.187518786" calcext:value-type="float">
            <text:p>880261.1875187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7765.59375" calcext:value-type="float">
            <text:p>1442777765.59375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6.1784563064575" calcext:value-type="float">
            <text:p>16.1784563065</text:p>
          </table:table-cell>
          <table:table-cell table:formula="of:=[.C68]/([.D68]-[.D67])" office:value-type="float" office:value="1183640.95320569" calcext:value-type="float">
            <text:p>1183640.953205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7765.66449" calcext:value-type="float">
            <text:p>1442777765.66449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6.249190568924" calcext:value-type="float">
            <text:p>16.2491905689</text:p>
          </table:table-cell>
          <table:table-cell table:formula="of:=[.C69]/([.D69]-[.D68])" office:value-type="float" office:value="927867.170893991" calcext:value-type="float">
            <text:p>927867.1708939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7765.73925" calcext:value-type="float">
            <text:p>1442777765.73925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6.3239533901215" calcext:value-type="float">
            <text:p>16.3239533901</text:p>
          </table:table-cell>
          <table:table-cell table:formula="of:=[.C70]/([.D70]-[.D69])" office:value-type="float" office:value="877869.493803775" calcext:value-type="float">
            <text:p>877869.4938037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7765.79519" calcext:value-type="float">
            <text:p>1442777765.79519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6.3798987865448" calcext:value-type="float">
            <text:p>16.3798987865</text:p>
          </table:table-cell>
          <table:table-cell table:formula="of:=[.C71]/([.D71]-[.D70])" office:value-type="float" office:value="1173143.89022041" calcext:value-type="float">
            <text:p>1173143.890220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7765.82523" calcext:value-type="float">
            <text:p>1442777765.82523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6.4099345207214" calcext:value-type="float">
            <text:p>16.4099345207</text:p>
          </table:table-cell>
          <table:table-cell table:formula="of:=[.C72]/([.D72]-[.D71])" office:value-type="float" office:value="2185130.53864533" calcext:value-type="float">
            <text:p>2185130.538645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7765.89567" calcext:value-type="float">
            <text:p>1442777765.89567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6.4803721904755" calcext:value-type="float">
            <text:p>16.4803721905</text:p>
          </table:table-cell>
          <table:table-cell table:formula="of:=[.C73]/([.D73]-[.D72])" office:value-type="float" office:value="931774.151944408" calcext:value-type="float">
            <text:p>931774.1519444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7765.9961" calcext:value-type="float">
            <text:p>1442777765.9961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6.5808029174805" calcext:value-type="float">
            <text:p>16.5808029175</text:p>
          </table:table-cell>
          <table:table-cell table:formula="of:=[.C74]/([.D74]-[.D73])" office:value-type="float" office:value="653505.176724742" calcext:value-type="float">
            <text:p>653505.1767247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7766.02608" calcext:value-type="float">
            <text:p>1442777766.02608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6.6107876300812" calcext:value-type="float">
            <text:p>16.6107876301</text:p>
          </table:table-cell>
          <table:table-cell table:formula="of:=[.C75]/([.D75]-[.D74])" office:value-type="float" office:value="2188848.72681589" calcext:value-type="float">
            <text:p>2188848.726815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7766.09646" calcext:value-type="float">
            <text:p>1442777766.09646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6.6811616420746" calcext:value-type="float">
            <text:p>16.6811616421</text:p>
          </table:table-cell>
          <table:table-cell table:formula="of:=[.C76]/([.D76]-[.D75])" office:value-type="float" office:value="932617.000806315" calcext:value-type="float">
            <text:p>932617.0008063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7766.14155" calcext:value-type="float">
            <text:p>1442777766.14155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6.7262542247772" calcext:value-type="float">
            <text:p>16.7262542248</text:p>
          </table:table-cell>
          <table:table-cell table:formula="of:=[.C77]/([.D77]-[.D76])" office:value-type="float" office:value="1455494.36440158" calcext:value-type="float">
            <text:p>1455494.364401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7766.22712" calcext:value-type="float">
            <text:p>1442777766.22712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6.8118274211884" calcext:value-type="float">
            <text:p>16.8118274212</text:p>
          </table:table-cell>
          <table:table-cell table:formula="of:=[.C78]/([.D78]-[.D77])" office:value-type="float" office:value="766969.129967681" calcext:value-type="float">
            <text:p>766969.1299676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7766.27661" calcext:value-type="float">
            <text:p>1442777766.27661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6.8613152503967" calcext:value-type="float">
            <text:p>16.8613152504</text:p>
          </table:table-cell>
          <table:table-cell table:formula="of:=[.C79]/([.D79]-[.D78])" office:value-type="float" office:value="1326225.07493002" calcext:value-type="float">
            <text:p>1326225.07493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7766.3423" calcext:value-type="float">
            <text:p>1442777766.3423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6.9269998073578" calcext:value-type="float">
            <text:p>16.9269998074</text:p>
          </table:table-cell>
          <table:table-cell table:formula="of:=[.C80]/([.D80]-[.D79])" office:value-type="float" office:value="999199.858178373" calcext:value-type="float">
            <text:p>999199.8581783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7766.39899" calcext:value-type="float">
            <text:p>1442777766.39899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6.9836919307709" calcext:value-type="float">
            <text:p>16.9836919308</text:p>
          </table:table-cell>
          <table:table-cell table:formula="of:=[.C81]/([.D81]-[.D80])" office:value-type="float" office:value="1157691.68711099" calcext:value-type="float">
            <text:p>1157691.687110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7766.45667" calcext:value-type="float">
            <text:p>1442777766.45667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7.0413773059845" calcext:value-type="float">
            <text:p>17.041377306</text:p>
          </table:table-cell>
          <table:table-cell table:formula="of:=[.C82]/([.D82]-[.D81])" office:value-type="float" office:value="1137758.04971275" calcext:value-type="float">
            <text:p>1137758.049712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7766.49392" calcext:value-type="float">
            <text:p>1442777766.49392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7.0786247253418" calcext:value-type="float">
            <text:p>17.0786247253</text:p>
          </table:table-cell>
          <table:table-cell table:formula="of:=[.C83]/([.D83]-[.D82])" office:value-type="float" office:value="1762054.95930921" calcext:value-type="float">
            <text:p>1762054.959309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7766.58069" calcext:value-type="float">
            <text:p>1442777766.58069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7.1653945446014" calcext:value-type="float">
            <text:p>17.1653945446</text:p>
          </table:table-cell>
          <table:table-cell table:formula="of:=[.C84]/([.D84]-[.D83])" office:value-type="float" office:value="756392.033082467" calcext:value-type="float">
            <text:p>756392.0330824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7766.67577" calcext:value-type="float">
            <text:p>1442777766.67577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7.2604699134827" calcext:value-type="float">
            <text:p>17.2604699135</text:p>
          </table:table-cell>
          <table:table-cell table:formula="of:=[.C85]/([.D85]-[.D84])" office:value-type="float" office:value="690315.491512758" calcext:value-type="float">
            <text:p>690315.4915127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7766.73622" calcext:value-type="float">
            <text:p>1442777766.73622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7.3209218978882" calcext:value-type="float">
            <text:p>17.3209218979</text:p>
          </table:table-cell>
          <table:table-cell table:formula="of:=[.C86]/([.D86]-[.D85])" office:value-type="float" office:value="1085688.09850367" calcext:value-type="float">
            <text:p>1085688.098503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7766.79667" calcext:value-type="float">
            <text:p>1442777766.79667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7.3813726902008" calcext:value-type="float">
            <text:p>17.3813726902</text:p>
          </table:table-cell>
          <table:table-cell table:formula="of:=[.C87]/([.D87]-[.D86])" office:value-type="float" office:value="1085709.50833172" calcext:value-type="float">
            <text:p>1085709.508331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7766.9176" calcext:value-type="float">
            <text:p>1442777766.9176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7.5023083686829" calcext:value-type="float">
            <text:p>17.5023083687</text:p>
          </table:table-cell>
          <table:table-cell table:formula="of:=[.C88]/([.D88]-[.D87])" office:value-type="float" office:value="542701.714033369" calcext:value-type="float">
            <text:p>542701.7140333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7766.99744" calcext:value-type="float">
            <text:p>1442777766.99744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7.5821404457092" calcext:value-type="float">
            <text:p>17.5821404457</text:p>
          </table:table-cell>
          <table:table-cell table:formula="of:=[.C89]/([.D89]-[.D88])" office:value-type="float" office:value="822125.672345001" calcext:value-type="float">
            <text:p>822125.672345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7770.02371" calcext:value-type="float">
            <text:p>1442777770.02371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20.6084184646606" calcext:value-type="float">
            <text:p>20.6084184647</text:p>
          </table:table-cell>
          <table:table-cell table:formula="of:=[.C90]/([.D90]-[.D89])" office:value-type="float" office:value="21687.3663255635" calcext:value-type="float">
            <text:p>21687.36632556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7770.05124" calcext:value-type="float">
            <text:p>1442777770.05124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20.6359436511993" calcext:value-type="float">
            <text:p>20.6359436512</text:p>
          </table:table-cell>
          <table:table-cell table:formula="of:=[.C91]/([.D91]-[.D90])" office:value-type="float" office:value="2384434.3400809" calcext:value-type="float">
            <text:p>2384434.34008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7770.07876" calcext:value-type="float">
            <text:p>1442777770.07876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20.6634654998779" calcext:value-type="float">
            <text:p>20.6634654999</text:p>
          </table:table-cell>
          <table:table-cell table:formula="of:=[.C92]/([.D92]-[.D91])" office:value-type="float" office:value="2384723.52517001" calcext:value-type="float">
            <text:p>2384723.52517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7770.10625" calcext:value-type="float">
            <text:p>1442777770.10625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20.6909577846527" calcext:value-type="float">
            <text:p>20.6909577847</text:p>
          </table:table-cell>
          <table:table-cell table:formula="of:=[.C93]/([.D93]-[.D92])" office:value-type="float" office:value="2387287.94415103" calcext:value-type="float">
            <text:p>2387287.944151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7770.13382" calcext:value-type="float">
            <text:p>1442777770.13382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20.7185235023499" calcext:value-type="float">
            <text:p>20.7185235023</text:p>
          </table:table-cell>
          <table:table-cell table:formula="of:=[.C94]/([.D94]-[.D93])" office:value-type="float" office:value="2380928.39522916" calcext:value-type="float">
            <text:p>2380928.395229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7770.16135" calcext:value-type="float">
            <text:p>1442777770.16135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20.7460589408875" calcext:value-type="float">
            <text:p>20.7460589409</text:p>
          </table:table-cell>
          <table:table-cell table:formula="of:=[.C95]/([.D95]-[.D94])" office:value-type="float" office:value="2383546.56710421" calcext:value-type="float">
            <text:p>2383546.567104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7770.18894" calcext:value-type="float">
            <text:p>1442777770.18894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20.7736420631409" calcext:value-type="float">
            <text:p>20.7736420631</text:p>
          </table:table-cell>
          <table:table-cell table:formula="of:=[.C96]/([.D96]-[.D95])" office:value-type="float" office:value="2379426.06340974" calcext:value-type="float">
            <text:p>2379426.063409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7770.21646" calcext:value-type="float">
            <text:p>1442777770.21646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20.8011615276337" calcext:value-type="float">
            <text:p>20.8011615276</text:p>
          </table:table-cell>
          <table:table-cell table:formula="of:=[.C97]/([.D97]-[.D96])" office:value-type="float" office:value="2384930.12889755" calcext:value-type="float">
            <text:p>2384930.128897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7770.24397" calcext:value-type="float">
            <text:p>1442777770.24397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20.8286733627319" calcext:value-type="float">
            <text:p>20.8286733627</text:p>
          </table:table-cell>
          <table:table-cell table:formula="of:=[.C98]/([.D98]-[.D97])" office:value-type="float" office:value="2385591.50146023" calcext:value-type="float">
            <text:p>2385591.501460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7770.2715" calcext:value-type="float">
            <text:p>1442777770.2715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20.8562092781067" calcext:value-type="float">
            <text:p>20.8562092781</text:p>
          </table:table-cell>
          <table:table-cell table:formula="of:=[.C99]/([.D99]-[.D98])" office:value-type="float" office:value="2383505.29142639" calcext:value-type="float">
            <text:p>2383505.291426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7770.29901" calcext:value-type="float">
            <text:p>1442777770.29901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20.8837158679962" calcext:value-type="float">
            <text:p>20.883715868</text:p>
          </table:table-cell>
          <table:table-cell table:formula="of:=[.C100]/([.D100]-[.D99])" office:value-type="float" office:value="2386046.4079188" calcext:value-type="float">
            <text:p>2386046.40791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7770.32653" calcext:value-type="float">
            <text:p>1442777770.32653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20.9112310409546" calcext:value-type="float">
            <text:p>20.911231041</text:p>
          </table:table-cell>
          <table:table-cell table:formula="of:=[.C101]/([.D101]-[.D100])" office:value-type="float" office:value="2385302.10583413" calcext:value-type="float">
            <text:p>2385302.105834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7770.35409" calcext:value-type="float">
            <text:p>1442777770.35409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20.9387977123261" calcext:value-type="float">
            <text:p>20.9387977123</text:p>
          </table:table-cell>
          <table:table-cell table:formula="of:=[.C102]/([.D102]-[.D101])" office:value-type="float" office:value="2380846.02655181" calcext:value-type="float">
            <text:p>2380846.026551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7770.38159" calcext:value-type="float">
            <text:p>1442777770.38159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20.9662983417511" calcext:value-type="float">
            <text:p>20.9662983418</text:p>
          </table:table-cell>
          <table:table-cell table:formula="of:=[.C103]/([.D103]-[.D102])" office:value-type="float" office:value="2386563.55771331" calcext:value-type="float">
            <text:p>2386563.557713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7770.40911" calcext:value-type="float">
            <text:p>1442777770.40911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20.9938116073608" calcext:value-type="float">
            <text:p>20.9938116074</text:p>
          </table:table-cell>
          <table:table-cell table:formula="of:=[.C104]/([.D104]-[.D103])" office:value-type="float" office:value="2385467.46616522" calcext:value-type="float">
            <text:p>2385467.466165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7780.48888" calcext:value-type="float">
            <text:p>1442777780.48888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31.0735883712769" calcext:value-type="float">
            <text:p>31.0735883713</text:p>
          </table:table-cell>
          <table:table-cell table:formula="of:=[.C105]/([.D105]-[.D104])" office:value-type="float" office:value="6511.25531221604" calcext:value-type="float">
            <text:p>6511.25531221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7780.60788" calcext:value-type="float">
            <text:p>1442777780.60788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31.192586183548" calcext:value-type="float">
            <text:p>31.1925861835</text:p>
          </table:table-cell>
          <table:table-cell table:formula="of:=[.C106]/([.D106]-[.D105])" office:value-type="float" office:value="551539.551420219" calcext:value-type="float">
            <text:p>551539.5514202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7780.65367" calcext:value-type="float">
            <text:p>1442777780.65367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31.2383780479431" calcext:value-type="float">
            <text:p>31.2383780479</text:p>
          </table:table-cell>
          <table:table-cell table:formula="of:=[.C107]/([.D107]-[.D106])" office:value-type="float" office:value="1433267.69649858" calcext:value-type="float">
            <text:p>1433267.696498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7780.73623" calcext:value-type="float">
            <text:p>1442777780.73623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31.3209369182587" calcext:value-type="float">
            <text:p>31.3209369183</text:p>
          </table:table-cell>
          <table:table-cell table:formula="of:=[.C108]/([.D108]-[.D107])" office:value-type="float" office:value="794972.118067328" calcext:value-type="float">
            <text:p>794972.1180673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7780.81884" calcext:value-type="float">
            <text:p>1442777780.81884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31.4035415649414" calcext:value-type="float">
            <text:p>31.4035415649</text:p>
          </table:table-cell>
          <table:table-cell table:formula="of:=[.C109]/([.D109]-[.D108])" office:value-type="float" office:value="794531.574622838" calcext:value-type="float">
            <text:p>794531.5746228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7780.9372" calcext:value-type="float">
            <text:p>1442777780.9372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31.5219035148621" calcext:value-type="float">
            <text:p>31.5219035149</text:p>
          </table:table-cell>
          <table:table-cell table:formula="of:=[.C110]/([.D110]-[.D109])" office:value-type="float" office:value="554502.524197999" calcext:value-type="float">
            <text:p>554502.5241979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7780.9832" calcext:value-type="float">
            <text:p>1442777780.9832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31.5679066181183" calcext:value-type="float">
            <text:p>31.5679066181</text:p>
          </table:table-cell>
          <table:table-cell table:formula="of:=[.C111]/([.D111]-[.D110])" office:value-type="float" office:value="1426686.36144928" calcext:value-type="float">
            <text:p>1426686.361449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7781.14828" calcext:value-type="float">
            <text:p>1442777781.14828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31.7329888343811" calcext:value-type="float">
            <text:p>31.7329888344</text:p>
          </table:table-cell>
          <table:table-cell table:formula="of:=[.C112]/([.D112]-[.D111])" office:value-type="float" office:value="397571.594844058" calcext:value-type="float">
            <text:p>397571.5948440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7781.18412" calcext:value-type="float">
            <text:p>1442777781.18412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31.7688202857971" calcext:value-type="float">
            <text:p>31.7688202858</text:p>
          </table:table-cell>
          <table:table-cell table:formula="of:=[.C113]/([.D113]-[.D112])" office:value-type="float" office:value="1831686.8953476" calcext:value-type="float">
            <text:p>1831686.89534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7781.31301" calcext:value-type="float">
            <text:p>1442777781.31301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31.8977129459381" calcext:value-type="float">
            <text:p>31.8977129459</text:p>
          </table:table-cell>
          <table:table-cell table:formula="of:=[.C114]/([.D114]-[.D113])" office:value-type="float" office:value="509198.894089139" calcext:value-type="float">
            <text:p>509198.8940891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7781.39575" calcext:value-type="float">
            <text:p>1442777781.39575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31.9804589748383" calcext:value-type="float">
            <text:p>31.9804589748</text:p>
          </table:table-cell>
          <table:table-cell table:formula="of:=[.C115]/([.D115]-[.D114])" office:value-type="float" office:value="793174.0153863" calcext:value-type="float">
            <text:p>793174.01538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7781.47434" calcext:value-type="float">
            <text:p>1442777781.47434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32.0590431690216" calcext:value-type="float">
            <text:p>32.059043169</text:p>
          </table:table-cell>
          <table:table-cell table:formula="of:=[.C116]/([.D116]-[.D115])" office:value-type="float" office:value="835180.670643132" calcext:value-type="float">
            <text:p>835180.6706431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7781.55269" calcext:value-type="float">
            <text:p>1442777781.55269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32.1373927593231" calcext:value-type="float">
            <text:p>32.1373927593</text:p>
          </table:table-cell>
          <table:table-cell table:formula="of:=[.C117]/([.D117]-[.D116])" office:value-type="float" office:value="837681.470285008" calcext:value-type="float">
            <text:p>837681.4702850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7781.6314" calcext:value-type="float">
            <text:p>1442777781.6314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32.2161047458649" calcext:value-type="float">
            <text:p>32.2161047459</text:p>
          </table:table-cell>
          <table:table-cell table:formula="of:=[.C118]/([.D118]-[.D117])" office:value-type="float" office:value="833824.718236395" calcext:value-type="float">
            <text:p>833824.7182363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7781.70995" calcext:value-type="float">
            <text:p>1442777781.70995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32.2946538925171" calcext:value-type="float">
            <text:p>32.2946538925</text:p>
          </table:table-cell>
          <table:table-cell table:formula="of:=[.C119]/([.D119]-[.D118])" office:value-type="float" office:value="835553.31658264" calcext:value-type="float">
            <text:p>835553.316582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7781.78762" calcext:value-type="float">
            <text:p>1442777781.78762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32.3723278045654" calcext:value-type="float">
            <text:p>32.3723278046</text:p>
          </table:table-cell>
          <table:table-cell table:formula="of:=[.C120]/([.D120]-[.D119])" office:value-type="float" office:value="844968.384740997" calcext:value-type="float">
            <text:p>844968.3847409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7781.86598" calcext:value-type="float">
            <text:p>1442777781.86598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32.4506855010986" calcext:value-type="float">
            <text:p>32.4506855011</text:p>
          </table:table-cell>
          <table:table-cell table:formula="of:=[.C121]/([.D121]-[.D120])" office:value-type="float" office:value="837594.810768707" calcext:value-type="float">
            <text:p>837594.8107687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7781.94471" calcext:value-type="float">
            <text:p>1442777781.94471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32.5294106006622" calcext:value-type="float">
            <text:p>32.5294106007</text:p>
          </table:table-cell>
          <table:table-cell table:formula="of:=[.C122]/([.D122]-[.D121])" office:value-type="float" office:value="833685.830361875" calcext:value-type="float">
            <text:p>833685.8303618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7782.10052" calcext:value-type="float">
            <text:p>1442777782.10052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32.6852204799652" calcext:value-type="float">
            <text:p>32.68522048</text:p>
          </table:table-cell>
          <table:table-cell table:formula="of:=[.C123]/([.D123]-[.D122])" office:value-type="float" office:value="421231.312761471" calcext:value-type="float">
            <text:p>421231.3127614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7782.14571" calcext:value-type="float">
            <text:p>1442777782.14571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32.7304110527039" calcext:value-type="float">
            <text:p>32.7304110527</text:p>
          </table:table-cell>
          <table:table-cell table:formula="of:=[.C124]/([.D124]-[.D123])" office:value-type="float" office:value="1452338.30913302" calcext:value-type="float">
            <text:p>1452338.309133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7782.25738" calcext:value-type="float">
            <text:p>1442777782.25738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32.8420884609222" calcext:value-type="float">
            <text:p>32.8420884609</text:p>
          </table:table-cell>
          <table:table-cell table:formula="of:=[.C125]/([.D125]-[.D124])" office:value-type="float" office:value="587692.721805089" calcext:value-type="float">
            <text:p>587692.7218050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7782.33595" calcext:value-type="float">
            <text:p>1442777782.33595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2.9206554889679" calcext:value-type="float">
            <text:p>32.920655489</text:p>
          </table:table-cell>
          <table:table-cell table:formula="of:=[.C126]/([.D126]-[.D125])" office:value-type="float" office:value="835363.149562716" calcext:value-type="float">
            <text:p>835363.1495627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7782.40957" calcext:value-type="float">
            <text:p>1442777782.40957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2.9942724704742" calcext:value-type="float">
            <text:p>32.9942724705</text:p>
          </table:table-cell>
          <table:table-cell table:formula="of:=[.C127]/([.D127]-[.D126])" office:value-type="float" office:value="891533.429611493" calcext:value-type="float">
            <text:p>891533.4296114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7782.47427" calcext:value-type="float">
            <text:p>1442777782.47427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3.0589787960052" calcext:value-type="float">
            <text:p>33.058978796</text:p>
          </table:table-cell>
          <table:table-cell table:formula="of:=[.C128]/([.D128]-[.D127])" office:value-type="float" office:value="1014305.78017524" calcext:value-type="float">
            <text:p>1014305.780175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7782.53712" calcext:value-type="float">
            <text:p>1442777782.53712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3.1218228340149" calcext:value-type="float">
            <text:p>33.121822834</text:p>
          </table:table-cell>
          <table:table-cell table:formula="of:=[.C129]/([.D129]-[.D128])" office:value-type="float" office:value="1044363.189869" calcext:value-type="float">
            <text:p>1044363.1898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7782.6032" calcext:value-type="float">
            <text:p>1442777782.6032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3.1879053115845" calcext:value-type="float">
            <text:p>33.1879053116</text:p>
          </table:table-cell>
          <table:table-cell table:formula="of:=[.C130]/([.D130]-[.D129])" office:value-type="float" office:value="993183.101085976" calcext:value-type="float">
            <text:p>993183.1010859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7782.66755" calcext:value-type="float">
            <text:p>1442777782.66755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3.2522547245026" calcext:value-type="float">
            <text:p>33.2522547245</text:p>
          </table:table-cell>
          <table:table-cell table:formula="of:=[.C131]/([.D131]-[.D130])" office:value-type="float" office:value="1019931.60502555" calcext:value-type="float">
            <text:p>1019931.605025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7782.79604" calcext:value-type="float">
            <text:p>1442777782.79604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3.3807470798492" calcext:value-type="float">
            <text:p>33.3807470798</text:p>
          </table:table-cell>
          <table:table-cell table:formula="of:=[.C132]/([.D132]-[.D131])" office:value-type="float" office:value="510785.251176392" calcext:value-type="float">
            <text:p>510785.2511763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7782.86053" calcext:value-type="float">
            <text:p>1442777782.86053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3.4452366828918" calcext:value-type="float">
            <text:p>33.4452366829</text:p>
          </table:table-cell>
          <table:table-cell table:formula="of:=[.C133]/([.D133]-[.D132])" office:value-type="float" office:value="1017714.4361804" calcext:value-type="float">
            <text:p>1017714.43618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7782.92512" calcext:value-type="float">
            <text:p>1442777782.92512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33.5098271369934" calcext:value-type="float">
            <text:p>33.509827137</text:p>
          </table:table-cell>
          <table:table-cell table:formula="of:=[.C134]/([.D134]-[.D133])" office:value-type="float" office:value="1016125.38436097" calcext:value-type="float">
            <text:p>1016125.384360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7782.9894" calcext:value-type="float">
            <text:p>1442777782.9894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33.574108839035" calcext:value-type="float">
            <text:p>33.574108839</text:p>
          </table:table-cell>
          <table:table-cell table:formula="of:=[.C135]/([.D135]-[.D134])" office:value-type="float" office:value="1021005.94594555" calcext:value-type="float">
            <text:p>1021005.945945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7783.05391" calcext:value-type="float">
            <text:p>1442777783.05391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33.6386139392853" calcext:value-type="float">
            <text:p>33.6386139393</text:p>
          </table:table-cell>
          <table:table-cell table:formula="of:=[.C136]/([.D136]-[.D135])" office:value-type="float" office:value="1017469.93253842" calcext:value-type="float">
            <text:p>1017469.932538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7783.11828" calcext:value-type="float">
            <text:p>1442777783.11828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33.7029883861542" calcext:value-type="float">
            <text:p>33.7029883862</text:p>
          </table:table-cell>
          <table:table-cell table:formula="of:=[.C137]/([.D137]-[.D136])" office:value-type="float" office:value="1019534.97377095" calcext:value-type="float">
            <text:p>1019534.973770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7783.18296" calcext:value-type="float">
            <text:p>1442777783.18296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33.7676687240601" calcext:value-type="float">
            <text:p>33.7676687241</text:p>
          </table:table-cell>
          <table:table-cell table:formula="of:=[.C138]/([.D138]-[.D137])" office:value-type="float" office:value="1014713.31358072" calcext:value-type="float">
            <text:p>1014713.313580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7783.31153" calcext:value-type="float">
            <text:p>1442777783.31153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3.8962380886078" calcext:value-type="float">
            <text:p>33.8962380886</text:p>
          </table:table-cell>
          <table:table-cell table:formula="of:=[.C139]/([.D139]-[.D138])" office:value-type="float" office:value="510479.306099666" calcext:value-type="float">
            <text:p>510479.3060996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7783.3759" calcext:value-type="float">
            <text:p>1442777783.3759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3.9606037139893" calcext:value-type="float">
            <text:p>33.960603714</text:p>
          </table:table-cell>
          <table:table-cell table:formula="of:=[.C140]/([.D140]-[.D139])" office:value-type="float" office:value="1019674.703866" calcext:value-type="float">
            <text:p>1019674.7038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7783.44222" calcext:value-type="float">
            <text:p>1442777783.44222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4.0269203186035" calcext:value-type="float">
            <text:p>34.0269203186</text:p>
          </table:table-cell>
          <table:table-cell table:formula="of:=[.C141]/([.D141]-[.D140])" office:value-type="float" office:value="989676.723978256" calcext:value-type="float">
            <text:p>989676.7239782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7783.50892" calcext:value-type="float">
            <text:p>1442777783.50892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4.0936236381531" calcext:value-type="float">
            <text:p>34.0936236382</text:p>
          </table:table-cell>
          <table:table-cell table:formula="of:=[.C142]/([.D142]-[.D141])" office:value-type="float" office:value="983939.036965551" calcext:value-type="float">
            <text:p>983939.0369655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7783.57564" calcext:value-type="float">
            <text:p>1442777783.57564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4.1603491306305" calcext:value-type="float">
            <text:p>34.1603491306</text:p>
          </table:table-cell>
          <table:table-cell table:formula="of:=[.C143]/([.D143]-[.D142])" office:value-type="float" office:value="983612.073334834" calcext:value-type="float">
            <text:p>983612.0733348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7783.64201" calcext:value-type="float">
            <text:p>1442777783.64201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4.2267141342163" calcext:value-type="float">
            <text:p>34.2267141342</text:p>
          </table:table-cell>
          <table:table-cell table:formula="of:=[.C144]/([.D144]-[.D143])" office:value-type="float" office:value="988954.968037219" calcext:value-type="float">
            <text:p>988954.9680372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7783.71247" calcext:value-type="float">
            <text:p>1442777783.71247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4.2971715927124" calcext:value-type="float">
            <text:p>34.2971715927</text:p>
          </table:table-cell>
          <table:table-cell table:formula="of:=[.C145]/([.D145]-[.D144])" office:value-type="float" office:value="931512.453059015" calcext:value-type="float">
            <text:p>931512.4530590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7783.84126" calcext:value-type="float">
            <text:p>1442777783.84126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4.4259691238403" calcext:value-type="float">
            <text:p>34.4259691238</text:p>
          </table:table-cell>
          <table:table-cell table:formula="of:=[.C146]/([.D146]-[.D145])" office:value-type="float" office:value="509574.985057829" calcext:value-type="float">
            <text:p>509574.9850578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7783.90781" calcext:value-type="float">
            <text:p>1442777783.90781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4.4925124645233" calcext:value-type="float">
            <text:p>34.4925124645</text:p>
          </table:table-cell>
          <table:table-cell table:formula="of:=[.C147]/([.D147]-[.D146])" office:value-type="float" office:value="986304.554691279" calcext:value-type="float">
            <text:p>986304.5546912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7783.97446" calcext:value-type="float">
            <text:p>1442777783.97446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4.5591678619385" calcext:value-type="float">
            <text:p>34.5591678619</text:p>
          </table:table-cell>
          <table:table-cell table:formula="of:=[.C148]/([.D148]-[.D147])" office:value-type="float" office:value="984646.443426225" calcext:value-type="float">
            <text:p>984646.4434262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7784.04111" calcext:value-type="float">
            <text:p>1442777784.04111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4.6258106231689" calcext:value-type="float">
            <text:p>34.6258106232</text:p>
          </table:table-cell>
          <table:table-cell table:formula="of:=[.C149]/([.D149]-[.D148])" office:value-type="float" office:value="984833.142987979" calcext:value-type="float">
            <text:p>984833.14298797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7784.10781" calcext:value-type="float">
            <text:p>1442777784.10781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4.6925129890442" calcext:value-type="float">
            <text:p>34.692512989</text:p>
          </table:table-cell>
          <table:table-cell table:formula="of:=[.C150]/([.D150]-[.D149])" office:value-type="float" office:value="983953.104793223" calcext:value-type="float">
            <text:p>983953.1047932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7784.17399" calcext:value-type="float">
            <text:p>1442777784.17399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4.7586977481842" calcext:value-type="float">
            <text:p>34.7586977482</text:p>
          </table:table-cell>
          <table:table-cell table:formula="of:=[.C151]/([.D151]-[.D150])" office:value-type="float" office:value="991648.241268881" calcext:value-type="float">
            <text:p>991648.2412688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7784.24081" calcext:value-type="float">
            <text:p>1442777784.24081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4.8255097866058" calcext:value-type="float">
            <text:p>34.8255097866</text:p>
          </table:table-cell>
          <table:table-cell table:formula="of:=[.C152]/([.D152]-[.D151])" office:value-type="float" office:value="982337.937151625" calcext:value-type="float">
            <text:p>982337.9371516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7784.37341" calcext:value-type="float">
            <text:p>1442777784.37341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4.9581179618835" calcext:value-type="float">
            <text:p>34.9581179619</text:p>
          </table:table-cell>
          <table:table-cell table:formula="of:=[.C153]/([.D153]-[.D152])" office:value-type="float" office:value="494931.778244837" calcext:value-type="float">
            <text:p>494931.7782448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7784.4402" calcext:value-type="float">
            <text:p>1442777784.4402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5.0249013900757" calcext:value-type="float">
            <text:p>35.0249013901</text:p>
          </table:table-cell>
          <table:table-cell table:formula="of:=[.C154]/([.D154]-[.D153])" office:value-type="float" office:value="982758.773796009" calcext:value-type="float">
            <text:p>982758.7737960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7784.5067" calcext:value-type="float">
            <text:p>1442777784.5067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5.0914096832275" calcext:value-type="float">
            <text:p>35.0914096832</text:p>
          </table:table-cell>
          <table:table-cell table:formula="of:=[.C155]/([.D155]-[.D154])" office:value-type="float" office:value="986824.302499319" calcext:value-type="float">
            <text:p>986824.3024993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7784.57307" calcext:value-type="float">
            <text:p>1442777784.57307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5.1577754020691" calcext:value-type="float">
            <text:p>35.1577754021</text:p>
          </table:table-cell>
          <table:table-cell table:formula="of:=[.C156]/([.D156]-[.D155])" office:value-type="float" office:value="988944.309586935" calcext:value-type="float">
            <text:p>988944.3095869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7784.63973" calcext:value-type="float">
            <text:p>1442777784.63973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5.2244355678558" calcext:value-type="float">
            <text:p>35.2244355679</text:p>
          </table:table-cell>
          <table:table-cell table:formula="of:=[.C157]/([.D157]-[.D156])" office:value-type="float" office:value="984576.009156166" calcext:value-type="float">
            <text:p>984576.0091561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7784.70649" calcext:value-type="float">
            <text:p>1442777784.70649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5.2911925315857" calcext:value-type="float">
            <text:p>35.2911925316</text:p>
          </table:table-cell>
          <table:table-cell table:formula="of:=[.C158]/([.D158]-[.D157])" office:value-type="float" office:value="983148.368844175" calcext:value-type="float">
            <text:p>983148.3688441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7784.77299" calcext:value-type="float">
            <text:p>1442777784.77299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5.3576920032501" calcext:value-type="float">
            <text:p>35.3576920033</text:p>
          </table:table-cell>
          <table:table-cell table:formula="of:=[.C159]/([.D159]-[.D158])" office:value-type="float" office:value="986955.209677362" calcext:value-type="float">
            <text:p>986955.2096773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7784.90563" calcext:value-type="float">
            <text:p>1442777784.90563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5.490330696106" calcext:value-type="float">
            <text:p>35.4903306961</text:p>
          </table:table-cell>
          <table:table-cell table:formula="of:=[.C160]/([.D160]-[.D159])" office:value-type="float" office:value="494817.904088782" calcext:value-type="float">
            <text:p>494817.9040887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7784.97215" calcext:value-type="float">
            <text:p>1442777784.97215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5.5568540096283" calcext:value-type="float">
            <text:p>35.5568540096</text:p>
          </table:table-cell>
          <table:table-cell table:formula="of:=[.C161]/([.D161]-[.D160])" office:value-type="float" office:value="986601.486379064" calcext:value-type="float">
            <text:p>986601.4863790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7785.03896" calcext:value-type="float">
            <text:p>1442777785.03896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5.6236629486084" calcext:value-type="float">
            <text:p>35.6236629486</text:p>
          </table:table-cell>
          <table:table-cell table:formula="of:=[.C162]/([.D162]-[.D161])" office:value-type="float" office:value="982383.510379456" calcext:value-type="float">
            <text:p>982383.5103794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7785.10558" calcext:value-type="float">
            <text:p>1442777785.10558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5.690281867981" calcext:value-type="float">
            <text:p>35.690281868</text:p>
          </table:table-cell>
          <table:table-cell table:formula="of:=[.C163]/([.D163]-[.D162])" office:value-type="float" office:value="985185.599198339" calcext:value-type="float">
            <text:p>985185.5991983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7785.17238" calcext:value-type="float">
            <text:p>1442777785.17238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5.7570860385895" calcext:value-type="float">
            <text:p>35.7570860386</text:p>
          </table:table-cell>
          <table:table-cell table:formula="of:=[.C164]/([.D164]-[.D163])" office:value-type="float" office:value="982453.631295125" calcext:value-type="float">
            <text:p>982453.6312951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7785.23877" calcext:value-type="float">
            <text:p>1442777785.23877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5.8234715461731" calcext:value-type="float">
            <text:p>35.8234715462</text:p>
          </table:table-cell>
          <table:table-cell table:formula="of:=[.C165]/([.D165]-[.D164])" office:value-type="float" office:value="988649.516874311" calcext:value-type="float">
            <text:p>988649.5168743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7785.37177" calcext:value-type="float">
            <text:p>1442777785.37177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5.9564762115478" calcext:value-type="float">
            <text:p>35.9564762115</text:p>
          </table:table-cell>
          <table:table-cell table:formula="of:=[.C166]/([.D166]-[.D165])" office:value-type="float" office:value="493456.374745009" calcext:value-type="float">
            <text:p>493456.3747450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7785.43516" calcext:value-type="float">
            <text:p>1442777785.43516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6.0198619365692" calcext:value-type="float">
            <text:p>36.0198619366</text:p>
          </table:table-cell>
          <table:table-cell table:formula="of:=[.C167]/([.D167]-[.D166])" office:value-type="float" office:value="1035438.18387942" calcext:value-type="float">
            <text:p>1035438.183879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7785.49898" calcext:value-type="float">
            <text:p>1442777785.49898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6.0836846828461" calcext:value-type="float">
            <text:p>36.0836846828</text:p>
          </table:table-cell>
          <table:table-cell table:formula="of:=[.C168]/([.D168]-[.D167])" office:value-type="float" office:value="1028348.1020277" calcext:value-type="float">
            <text:p>1028348.10202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7785.56262" calcext:value-type="float">
            <text:p>1442777785.56262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6.1473226547241" calcext:value-type="float">
            <text:p>36.1473226547</text:p>
          </table:table-cell>
          <table:table-cell table:formula="of:=[.C169]/([.D169]-[.D168])" office:value-type="float" office:value="1031333.93574782" calcext:value-type="float">
            <text:p>1031333.935747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7785.62659" calcext:value-type="float">
            <text:p>1442777785.62659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6.21129322052" calcext:value-type="float">
            <text:p>36.2112932205</text:p>
          </table:table-cell>
          <table:table-cell table:formula="of:=[.C170]/([.D170]-[.D169])" office:value-type="float" office:value="1025971.85413996" calcext:value-type="float">
            <text:p>1025971.854139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7785.69001" calcext:value-type="float">
            <text:p>1442777785.69001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6.274710893631" calcext:value-type="float">
            <text:p>36.2747108936</text:p>
          </table:table-cell>
          <table:table-cell table:formula="of:=[.C171]/([.D171]-[.D170])" office:value-type="float" office:value="1034916.55843575" calcext:value-type="float">
            <text:p>1034916.55843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7785.75365" calcext:value-type="float">
            <text:p>1442777785.75365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6.3383545875549" calcext:value-type="float">
            <text:p>36.3383545876</text:p>
          </table:table-cell>
          <table:table-cell table:formula="of:=[.C172]/([.D172]-[.D171])" office:value-type="float" office:value="1031241.2110841" calcext:value-type="float">
            <text:p>1031241.21108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7785.81729" calcext:value-type="float">
            <text:p>1442777785.81729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6.4019975662231" calcext:value-type="float">
            <text:p>36.4019975662</text:p>
          </table:table-cell>
          <table:table-cell table:formula="of:=[.C173]/([.D173]-[.D172])" office:value-type="float" office:value="1031252.80075523" calcext:value-type="float">
            <text:p>1031252.800755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7785.94451" calcext:value-type="float">
            <text:p>1442777785.94451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6.5292143821716" calcext:value-type="float">
            <text:p>36.5292143822</text:p>
          </table:table-cell>
          <table:table-cell table:formula="of:=[.C174]/([.D174]-[.D173])" office:value-type="float" office:value="515906.639469551" calcext:value-type="float">
            <text:p>515906.6394695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7786.00811" calcext:value-type="float">
            <text:p>1442777786.00811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6.5928120613098" calcext:value-type="float">
            <text:p>36.5928120613</text:p>
          </table:table-cell>
          <table:table-cell table:formula="of:=[.C175]/([.D175]-[.D174])" office:value-type="float" office:value="1031987.34433998" calcext:value-type="float">
            <text:p>1031987.344339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7786.07168" calcext:value-type="float">
            <text:p>1442777786.07168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6.6563885211945" calcext:value-type="float">
            <text:p>36.6563885212</text:p>
          </table:table-cell>
          <table:table-cell table:formula="of:=[.C176]/([.D176]-[.D175])" office:value-type="float" office:value="1032331.78001868" calcext:value-type="float">
            <text:p>1032331.780018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7786.1355" calcext:value-type="float">
            <text:p>1442777786.1355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6.7202079296112" calcext:value-type="float">
            <text:p>36.7202079296</text:p>
          </table:table-cell>
          <table:table-cell table:formula="of:=[.C177]/([.D177]-[.D176])" office:value-type="float" office:value="1028401.88632611" calcext:value-type="float">
            <text:p>1028401.886326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7786.19931" calcext:value-type="float">
            <text:p>1442777786.19931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6.7840111255646" calcext:value-type="float">
            <text:p>36.7840111256</text:p>
          </table:table-cell>
          <table:table-cell table:formula="of:=[.C178]/([.D178]-[.D177])" office:value-type="float" office:value="1028663.20439445" calcext:value-type="float">
            <text:p>1028663.204394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7786.26328" calcext:value-type="float">
            <text:p>1442777786.26328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6.8479850292206" calcext:value-type="float">
            <text:p>36.8479850292</text:p>
          </table:table-cell>
          <table:table-cell table:formula="of:=[.C179]/([.D179]-[.D178])" office:value-type="float" office:value="1025918.32371071" calcext:value-type="float">
            <text:p>1025918.3237107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7786.32676" calcext:value-type="float">
            <text:p>1442777786.32676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6.9114642143249" calcext:value-type="float">
            <text:p>36.9114642143</text:p>
          </table:table-cell>
          <table:table-cell table:formula="of:=[.C180]/([.D180]-[.D179])" office:value-type="float" office:value="1033913.71348089" calcext:value-type="float">
            <text:p>1033913.713480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7786.39044" calcext:value-type="float">
            <text:p>1442777786.39044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6.9751434326172" calcext:value-type="float">
            <text:p>36.9751434326</text:p>
          </table:table-cell>
          <table:table-cell table:formula="of:=[.C181]/([.D181]-[.D180])" office:value-type="float" office:value="1030665.91833464" calcext:value-type="float">
            <text:p>1030665.918334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7786.45128" calcext:value-type="float">
            <text:p>1442777786.45128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7.035986661911" calcext:value-type="float">
            <text:p>37.0359866619</text:p>
          </table:table-cell>
          <table:table-cell table:formula="of:=[.C182]/([.D182]-[.D181])" office:value-type="float" office:value="1078706.71497482" calcext:value-type="float">
            <text:p>1078706.714974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7786.5721" calcext:value-type="float">
            <text:p>1442777786.572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7.1568057537079" calcext:value-type="float">
            <text:p>37.1568057537</text:p>
          </table:table-cell>
          <table:table-cell table:formula="of:=[.C183]/([.D183]-[.D182])" office:value-type="float" office:value="543225.404395049" calcext:value-type="float">
            <text:p>543225.4043950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7786.63292" calcext:value-type="float">
            <text:p>1442777786.63292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7.2176208496094" calcext:value-type="float">
            <text:p>37.2176208496</text:p>
          </table:table-cell>
          <table:table-cell table:formula="of:=[.C184]/([.D184]-[.D183])" office:value-type="float" office:value="1079205.73053627" calcext:value-type="float">
            <text:p>1079205.730536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7786.69368" calcext:value-type="float">
            <text:p>1442777786.69368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7.2783832550049" calcext:value-type="float">
            <text:p>37.278383255</text:p>
          </table:table-cell>
          <table:table-cell table:formula="of:=[.C185]/([.D185]-[.D184])" office:value-type="float" office:value="1080141.57064381" calcext:value-type="float">
            <text:p>1080141.570643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7786.75461" calcext:value-type="float">
            <text:p>1442777786.75461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7.3393173217773" calcext:value-type="float">
            <text:p>37.3393173218</text:p>
          </table:table-cell>
          <table:table-cell table:formula="of:=[.C186]/([.D186]-[.D185])" office:value-type="float" office:value="1077098.63261026" calcext:value-type="float">
            <text:p>1077098.632610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7786.83368" calcext:value-type="float">
            <text:p>1442777786.83368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7.4183843135834" calcext:value-type="float">
            <text:p>37.4183843136</text:p>
          </table:table-cell>
          <table:table-cell table:formula="of:=[.C187]/([.D187]-[.D186])" office:value-type="float" office:value="830080.903558473" calcext:value-type="float">
            <text:p>830080.9035584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7786.93606" calcext:value-type="float">
            <text:p>1442777786.93606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7.5207614898682" calcext:value-type="float">
            <text:p>37.5207614899</text:p>
          </table:table-cell>
          <table:table-cell table:formula="of:=[.C188]/([.D188]-[.D187])" office:value-type="float" office:value="641080.389025643" calcext:value-type="float">
            <text:p>641080.3890256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7786.99677" calcext:value-type="float">
            <text:p>1442777786.99677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7.5814702510834" calcext:value-type="float">
            <text:p>37.5814702511</text:p>
          </table:table-cell>
          <table:table-cell table:formula="of:=[.C189]/([.D189]-[.D188])" office:value-type="float" office:value="1081096.01787685" calcext:value-type="float">
            <text:p>1081096.017876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7790.02272" calcext:value-type="float">
            <text:p>1442777790.02272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40.6074225902557" calcext:value-type="float">
            <text:p>40.6074225903</text:p>
          </table:table-cell>
          <table:table-cell table:formula="of:=[.C190]/([.D190]-[.D189])" office:value-type="float" office:value="21689.7005119225" calcext:value-type="float">
            <text:p>21689.70051192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7790.05025" calcext:value-type="float">
            <text:p>1442777790.05025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40.6349539756775" calcext:value-type="float">
            <text:p>40.6349539757</text:p>
          </table:table-cell>
          <table:table-cell table:formula="of:=[.C191]/([.D191]-[.D190])" office:value-type="float" office:value="2383897.46809266" calcext:value-type="float">
            <text:p>2383897.468092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7790.07776" calcext:value-type="float">
            <text:p>1442777790.07776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40.662460565567" calcext:value-type="float">
            <text:p>40.6624605656</text:p>
          </table:table-cell>
          <table:table-cell table:formula="of:=[.C192]/([.D192]-[.D191])" office:value-type="float" office:value="2386046.4079188" calcext:value-type="float">
            <text:p>2386046.40791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7790.10528" calcext:value-type="float">
            <text:p>1442777790.10528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40.6899836063385" calcext:value-type="float">
            <text:p>40.6899836063</text:p>
          </table:table-cell>
          <table:table-cell table:formula="of:=[.C193]/([.D193]-[.D192])" office:value-type="float" office:value="2384620.23672904" calcext:value-type="float">
            <text:p>2384620.236729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7790.1328" calcext:value-type="float">
            <text:p>1442777790.1328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40.7175033092499" calcext:value-type="float">
            <text:p>40.7175033092</text:p>
          </table:table-cell>
          <table:table-cell table:formula="of:=[.C194]/([.D194]-[.D193])" office:value-type="float" office:value="2384909.46691387" calcext:value-type="float">
            <text:p>2384909.466913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7790.16032" calcext:value-type="float">
            <text:p>1442777790.16032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40.7450222969055" calcext:value-type="float">
            <text:p>40.7450222969</text:p>
          </table:table-cell>
          <table:table-cell table:formula="of:=[.C195]/([.D195]-[.D194])" office:value-type="float" office:value="2384971.45393899" calcext:value-type="float">
            <text:p>2384971.453938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7790.18786" calcext:value-type="float">
            <text:p>1442777790.18786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40.7725691795349" calcext:value-type="float">
            <text:p>40.7725691795</text:p>
          </table:table-cell>
          <table:table-cell table:formula="of:=[.C196]/([.D196]-[.D195])" office:value-type="float" office:value="2382556.34523109" calcext:value-type="float">
            <text:p>2382556.3452310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7790.2154" calcext:value-type="float">
            <text:p>1442777790.2154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40.8001062870026" calcext:value-type="float">
            <text:p>40.800106287</text:p>
          </table:table-cell>
          <table:table-cell table:formula="of:=[.C197]/([.D197]-[.D196])" office:value-type="float" office:value="2383402.10848579" calcext:value-type="float">
            <text:p>2383402.1084857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7790.24293" calcext:value-type="float">
            <text:p>1442777790.24293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40.8276364803314" calcext:value-type="float">
            <text:p>40.8276364803</text:p>
          </table:table-cell>
          <table:table-cell table:formula="of:=[.C198]/([.D198]-[.D197])" office:value-type="float" office:value="2384000.69392916" calcext:value-type="float">
            <text:p>2384000.693929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7790.27047" calcext:value-type="float">
            <text:p>1442777790.27047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40.8551723957062" calcext:value-type="float">
            <text:p>40.8551723957</text:p>
          </table:table-cell>
          <table:table-cell table:formula="of:=[.C199]/([.D199]-[.D198])" office:value-type="float" office:value="2383505.29142639" calcext:value-type="float">
            <text:p>2383505.291426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7790.29799" calcext:value-type="float">
            <text:p>1442777790.29799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40.8826973438263" calcext:value-type="float">
            <text:p>40.8826973438</text:p>
          </table:table-cell>
          <table:table-cell table:formula="of:=[.C200]/([.D200]-[.D199])" office:value-type="float" office:value="2384454.99383272" calcext:value-type="float">
            <text:p>2384454.993832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7790.32551" calcext:value-type="float">
            <text:p>1442777790.32551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40.9102187156677" calcext:value-type="float">
            <text:p>40.9102187157</text:p>
          </table:table-cell>
          <table:table-cell table:formula="of:=[.C201]/([.D201]-[.D200])" office:value-type="float" office:value="2384764.84305181" calcext:value-type="float">
            <text:p>2384764.843051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7790.35303" calcext:value-type="float">
            <text:p>1442777790.35303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40.9377360343933" calcext:value-type="float">
            <text:p>40.9377360344</text:p>
          </table:table-cell>
          <table:table-cell table:formula="of:=[.C202]/([.D202]-[.D201])" office:value-type="float" office:value="2385116.10286269" calcext:value-type="float">
            <text:p>2385116.102862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7790.38054" calcext:value-type="float">
            <text:p>1442777790.38054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40.9652428627014" calcext:value-type="float">
            <text:p>40.9652428627</text:p>
          </table:table-cell>
          <table:table-cell table:formula="of:=[.C203]/([.D203]-[.D202])" office:value-type="float" office:value="2386025.72658877" calcext:value-type="float">
            <text:p>2386025.7265887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7790.40804" calcext:value-type="float">
            <text:p>1442777790.40804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40.9927449226379" calcext:value-type="float">
            <text:p>40.9927449226</text:p>
          </table:table-cell>
          <table:table-cell table:formula="of:=[.C204]/([.D204]-[.D203])" office:value-type="float" office:value="2386439.42131909" calcext:value-type="float">
            <text:p>2386439.4213190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7790.43557" calcext:value-type="float">
            <text:p>1442777790.43557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41.0202789306641" calcext:value-type="float">
            <text:p>41.0202789307</text:p>
          </table:table-cell>
          <table:table-cell table:formula="of:=[.C205]/([.D205]-[.D204])" office:value-type="float" office:value="2383670.40271548" calcext:value-type="float">
            <text:p>2383670.402715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7790.46308" calcext:value-type="float">
            <text:p>1442777790.46308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41.0477883815765" calcext:value-type="float">
            <text:p>41.0477883816</text:p>
          </table:table-cell>
          <table:table-cell table:formula="of:=[.C206]/([.D206]-[.D205])" office:value-type="float" office:value="2385798.25561825" calcext:value-type="float">
            <text:p>2385798.255618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7790.49056" calcext:value-type="float">
            <text:p>1442777790.49056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41.0752694606781" calcext:value-type="float">
            <text:p>41.0752694607</text:p>
          </table:table-cell>
          <table:table-cell table:formula="of:=[.C207]/([.D207]-[.D206])" office:value-type="float" office:value="2388261.38367574" calcext:value-type="float">
            <text:p>2388261.3836757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7800.43757" calcext:value-type="float">
            <text:p>1442777800.43757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51.0222709178925" calcext:value-type="float">
            <text:p>51.0222709179</text:p>
          </table:table-cell>
          <table:table-cell table:formula="of:=[.C208]/([.D208]-[.D207])" office:value-type="float" office:value="6598.16933598602" calcext:value-type="float">
            <text:p>6598.169335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4:43:51.138041346</dc:date>
    <meta:editing-duration>PT6M34S</meta:editing-duration>
    <meta:editing-cycles>1</meta:editing-cycles>
    <meta:document-statistic meta:table-count="1" meta:cell-count="1040" meta:object-count="0"/>
    <meta:generator>LibreOffice/4.4.2.2$Linux_X86_64 LibreOffice_project/40m0$Build-2</meta:generator>
  </office:meta>
</office:document-meta>
</file>